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e4a0d" officeooo:paragraph-rsid="000e4a0d"/>
    </style:style>
    <style:style style:name="P2" style:family="paragraph" style:parent-style-name="Text_20_body">
      <style:text-properties officeooo:rsid="000e4a0d" officeooo:paragraph-rsid="000e4a0d"/>
    </style:style>
    <style:style style:name="P3" style:family="paragraph" style:parent-style-name="Text_20_body">
      <style:text-properties officeooo:paragraph-rsid="000e4a0d"/>
    </style:style>
    <style:style style:name="P4" style:family="paragraph" style:parent-style-name="Text_20_body">
      <style:text-properties fo:font-weight="bold" officeooo:rsid="00112737" officeooo:paragraph-rsid="00112737" style:font-weight-asian="bold" style:font-weight-complex="bold"/>
    </style:style>
    <style:style style:name="P5" style:family="paragraph" style:parent-style-name="Text_20_body">
      <style:text-properties officeooo:rsid="00128d41" officeooo:paragraph-rsid="00128d41"/>
    </style:style>
    <style:style style:name="P6" style:family="paragraph" style:parent-style-name="Title">
      <style:text-properties officeooo:rsid="000e4a0d" officeooo:paragraph-rsid="000e4a0d"/>
    </style:style>
    <style:style style:name="P7" style:family="paragraph" style:parent-style-name="Text_20_body" style:list-style-name="L1">
      <style:text-properties officeooo:rsid="000e4a0d" officeooo:paragraph-rsid="000e4a0d"/>
    </style:style>
    <style:style style:name="P8" style:family="paragraph" style:parent-style-name="Text_20_body" style:list-style-name="L2">
      <style:text-properties officeooo:rsid="00128d41" officeooo:paragraph-rsid="00128d41"/>
    </style:style>
    <style:style style:name="P9" style:family="paragraph" style:parent-style-name="Heading_20_1">
      <style:text-properties officeooo:rsid="000e4a0d" officeooo:paragraph-rsid="000e4a0d"/>
    </style:style>
    <style:style style:name="P10" style:family="paragraph" style:parent-style-name="Heading_20_3">
      <style:text-properties officeooo:rsid="000e4a0d" officeooo:paragraph-rsid="000e4a0d"/>
    </style:style>
    <style:style style:name="P11" style:family="paragraph" style:parent-style-name="Heading_20_2">
      <style:text-properties officeooo:rsid="000e4a0d" officeooo:paragraph-rsid="000e4a0d"/>
    </style:style>
    <style:style style:name="T1" style:family="text">
      <style:text-properties fo:font-weight="normal" style:font-weight-asian="normal" style:font-weight-complex="normal"/>
    </style:style>
    <style:style style:name="T2" style:family="text">
      <style:text-properties officeooo:rsid="0012df8e"/>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Project Search-based Software Engineering</text:p>
      <text:h text:style-name="P9" text:outline-level="1">Assumptions</text:h>
      <text:p text:style-name="P2">My assumption to design my breeder is that the game somehow has a “stone, scissor, paper” principle underlying. That means:</text:p>
      <text:list xml:id="list3555250895" text:style-name="L1">
        <text:list-item>
          <text:p text:style-name="P7">an aggressive breeder will beat a food searching breeder</text:p>
        </text:list-item>
        <text:list-item>
          <text:p text:style-name="P7">a food searching breeder will beat a defensive breeder</text:p>
        </text:list-item>
        <text:list-item>
          <text:p text:style-name="P7">a defensive breeder will beat an aggressive breeder</text:p>
        </text:list-item>
      </text:list>
      <text:h text:style-name="P9" text:outline-level="1">Strategy</text:h>
      <text:p text:style-name="P2">The general strategy is to make the problem a multi-objective problem and depending on the chosen strategy by the opposing population my population should quickly adjust there behavior. That said there should be the three directions, mentioned in the assumptions, the population can develop towards. In the beginning it is unclear which traits are important for either of this </text:p>
      <text:h text:style-name="P11" text:outline-level="2">Initialization</text:h>
      <text:p text:style-name="P5">The strategy for initialization is simple, make sure that the individuals are as diverse as possible. <text:span text:style-name="T2">[1]</text:span> For the 10 individuals none of the 17 traits should be to similar. The traits are considered are similar if there first and second rounded decimal place are the same. For example</text:p>
      <text:list xml:id="list2382026824" text:style-name="L2">
        <text:list-item>
          <text:p text:style-name="P8">similar: 0.421424 vs 0.4199942</text:p>
        </text:list-item>
        <text:list-item>
          <text:p text:style-name="P8">similar: 0.122442 vs 0.1243533</text:p>
        </text:list-item>
        <text:list-item>
          <text:p text:style-name="P8">not similar: 0.012424 vs 0.112424</text:p>
        </text:list-item>
        <text:list-item>
          <text:p text:style-name="P8">not similar: 0.143535 vs 0.146424</text:p>
        </text:list-item>
      </text:list>
      <text:p text:style-name="P5">During the initialization a while loop is used and rejects newly initialized individuals as long as they are considered to similar and the population is not full yet.</text:p>
      <text:p text:style-name="P5"><text:span text:style-name="T3">Remark:</text:span> Of course this strategy can only work for a small population, otherwise the decimal place has to be higher or the number of traits need to be different.</text:p>
      <text:h text:style-name="P11" text:outline-level="2">Fitness Assessment</text:h>
      <text:p text:style-name="P3"/>
      <text:h text:style-name="P11" text:outline-level="2"><text:soft-page-break/>Selection</text:h>
      <text:p text:style-name="P3"/>
      <text:h text:style-name="P11" text:outline-level="2">Tweak</text:h>
      <text:h text:style-name="P10" text:outline-level="3">Crossover</text:h>
      <text:h text:style-name="P10" text:outline-level="3">Mutation</text:h>
      <text:p text:style-name="P3"/>
      <text:p text:style-name="P3"/>
      <text:p text:style-name="P4">References:</text:p>
      <text:p text:style-name="P4"><text:tab/>[1] <text:span text:style-name="T1">Luke, S. (2013). Essentials of metaheuristics. Lulu.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e4a0d" officeooo:paragraph-rsid="000e4a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etic Algorithm Breeder<text:tab/><text:tab/>David Tschirschwit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3:55:32.852052508</meta:creation-date>
    <dc:date>2019-07-15T14:21:01.990050433</dc:date>
    <meta:editing-duration>PT15M7S</meta:editing-duration>
    <meta:editing-cycles>5</meta:editing-cycles>
    <meta:generator>LibreOffice/6.0.7.3$Linux_X86_64 LibreOffice_project/00m0$Build-3</meta:generator>
    <meta:document-statistic meta:table-count="0" meta:image-count="0" meta:object-count="0" meta:page-count="2" meta:paragraph-count="24" meta:word-count="271" meta:character-count="1690" meta:non-whitespace-character-count="1439"/>
  </office:meta>
</office:document-meta>
</file>